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7000005008CAF6B1E1A17FCD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7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0.502cm" svg:x="0.962cm" svg:y="1.037cm">
          <draw:image xlink:href="Pictures/10000000000004C7000005008CAF6B1E1A17FCDB.jpg" xlink:type="simple" xlink:show="embed" xlink:actuate="onLoad" draw:mime-type="image/jpeg">
            <text:p/>
          </draw:image>
        </draw:frame>
        <draw:frame draw:style-name="gr2" draw:text-style-name="P2" draw:layer="layout" svg:width="18.695cm" svg:height="3.447cm" svg:x="1.566cm" svg:y="21.932cm">
          <draw:text-box>
            <text:p>Dynamic Diffusion Reactor assembled and connected to mass spectrometer head tub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1T10:23:28.061210267</meta:creation-date>
    <dc:date>2021-12-01T10:27:32.769730064</dc:date>
    <meta:editing-duration>PT4M5S</meta:editing-duration>
    <meta:editing-cycles>1</meta:editing-cycles>
    <meta:document-statistic meta:object-count="2"/>
    <meta:generator>LibreOffice/7.2.1.2$MacOSX_X86_64 LibreOffice_project/87b77fad49947c1441b67c559c339af8f3517e22</meta:generator>
  </office:meta>
</office:document-meta>
</file>